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4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88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7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1.11111in" style:font-size-asian="1.11111in" style:font-size-complex="1.1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17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82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8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3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8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3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8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3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4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4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7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2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4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5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87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2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5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7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2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2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8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48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3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3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78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48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3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3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78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48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3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3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8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3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9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4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9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4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9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4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5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0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5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3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8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0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3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5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3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8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3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8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49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8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3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4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86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9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1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4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86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9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1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49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4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82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7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0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2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2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5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7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0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2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2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</office:automatic-styles>
  <office:body>
    <office:presentation>
      <draw:page draw:name="Slide1" draw:style-name="a434" draw:master-page-name="Master1-Layout1-title-Title-Slide" presentation:presentation-page-layout-name="Master1-PPL1" draw:id="Slide-256">
        <draw:custom-shape svg:x="0in" svg:y="0in" svg:width="13.33333in" svg:height="7.5in" draw:id="id96" draw:style-name="a437" draw:name="Rectangle 31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97" draw:style-name="a440" draw:name="Rectangle 32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4074in" svg:y="1.19944in" svg:width="6.09259in" svg:height="6.30056in" draw:id="id98" draw:style-name="a443" draw:name="Rectangle 33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99" draw:style-name="a446" draw:name="Cross 34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frame draw:id="id100" presentation:style-name="a449" draw:name="Title 1" svg:x="0.87172in" svg:y="2.81222in" svg:width="9.36484in" svg:height="3.48654in" presentation:class="title" presentation:placeholder="false">
          <draw:text-box>
            <text:p text:style-name="a448" text:class-names="" text:cond-style-name=""><text:span text:style-name="a447" text:class-names="">COVID-19 Global Impact Analysis </text:span></text:p>
          </draw:text-box>
          <svg:title/>
          <svg:desc/>
        </draw:frame>
        <draw:frame draw:id="id101" presentation:style-name="a463" draw:name="Subtitle 2" svg:x="0.87172in" svg:y="1.64944in" svg:width="9.36484in" svg:height="0.96556in" presentation:class="subtitle" presentation:placeholder="false">
          <draw:text-box>
            <text:p text:style-name="a451" text:class-names="" text:cond-style-name=""><text:span text:style-name="a450" text:class-names="">Patterns, Insights, and Predictive Modeling</text:span></text:p>
            <text:p text:style-name="a455" text:class-names="" text:cond-style-name=""><text:span text:style-name="a452" text:class-names="">By:<text:s text:c="1"/></text:span><text:span text:style-name="a453" text:class-names="">Usman Hamza</text:span><text:span text:style-name="a454" text:class-names=""/></text:p>
            <text:p text:style-name="a462" text:class-names="" text:cond-style-name=""><text:span text:style-name="a456" text:class-names="">Date</text:span><text:span text:style-name="a457" text:class-names="">:<text:s text:c="1"/></text:span><text:span text:style-name="a458" text:class-names="">28</text:span><text:span text:style-name="a459" text:class-names="">th</text:span><text:span text:style-name="a460" text:class-names=""><text:s text:c="2"/></text:span><text:span text:style-name="a461" text:class-names="">November, 2024</text:span></text:p>
          </draw:text-box>
          <svg:title/>
          <svg:desc/>
        </draw:frame>
      </draw:page>
      <draw:page draw:name="Slide2" draw:style-name="a464" draw:master-page-name="Master1-Layout7-blank-Blank" presentation:presentation-page-layout-name="Master1-PPL7" draw:id="Slide-257">
        <draw:custom-shape svg:x="12.6088in" svg:y="6.14491in" svg:width="0.57407in" svg:height="0.57407in" draw:id="id102" draw:style-name="a467" draw:name="Cross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custom-shape svg:x="10.8066in" svg:y="1.06806in" svg:width="1.46191in" svg:height="0.13139in" draw:id="id103" draw:style-name="a470" draw:name="Rectangle 11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04" draw:style-name="a473" draw:name="Rectangle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.19944in" svg:width="3.54732in" svg:height="6.30056in" draw:id="id105" draw:style-name="a476" draw:name="Rectangle 15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06" draw:style-name="a479" draw:name="Rectangle 17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504" draw:name="Content Placeholder 2" svg:x="4.69464in" svg:y="3.17204in" svg:width="7.57388in" svg:height="3.25865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Objective:</text:span></text:p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Analyze global COVID-19 data for patterns, correlations, and predictions.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Focus on confirmed cases, deaths, recoveries, and regional variations.</text:span></text:p>
                  </text:list-item>
                </text:list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Key Tools:</text:span></text:p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Python, pandas, scikit-learn, Seaborn, Matplotlib</text:span></text:p>
                  </text:list-item>
                </text:list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Outcome:</text:span></text:p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Statistical insights, predictive models, and actionable conclusions.</text:span></text:p>
                  </text:list-item>
                </text:list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  <draw:custom-shape svg:x="3.32047in" svg:y="6.14491in" svg:width="0.57407in" svg:height="0.57407in" draw:id="id108" draw:style-name="a507" draw:name="Cross 1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</draw:page>
      <draw:page draw:name="Slide3" draw:style-name="a508" draw:master-page-name="Master1-Layout7-blank-Blank" presentation:presentation-page-layout-name="Master1-PPL7" draw:id="Slide-258">
        <draw:custom-shape svg:x="6.74074in" svg:y="1.19944in" svg:width="6.09259in" svg:height="6.30056in" draw:id="id109" draw:style-name="a511" draw:name="Rectangle 6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10" draw:style-name="a514" draw:name="Cross 8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custom-shape svg:x="10.8066in" svg:y="1.06806in" svg:width="1.46191in" svg:height="0.13139in" draw:id="id111" draw:style-name="a517" draw:name="Rectangle 10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12" draw:style-name="a520" draw:name="Rectangle 12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13" draw:style-name="a523" draw:name="Rectangle 14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554" draw:name="TextBox 1" svg:x="0.61805in" svg:y="3.17204in" svg:width="9.04123in" svg:height="3.25865in">
          <draw:text-box>
            <text:list text:style-name="a526">
              <text:list-item>
                <text:p text:style-name="a525" text:class-names="" text:cond-style-name=""><text:span text:style-name="a524" text:class-names="">Data Sources:</text:span></text:p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>Dataset: data.csv (Global COVID-19 Statistics)</text:span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Metrics: Confirmed cases, deaths, recovered cases, active cases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Scope: WHO regions (global coverage)</text:span></text:p>
                  </text:list-item>
                </text:list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Data Cleaning:</text:span></text:p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Null values removed for integrity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Duplicate entries eliminated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Percentages standardized for consistency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Index reset for seamless handling</text:span></text:p>
                  </text:list-item>
                </text:list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Visual: Workflow diagram showing data cleaning steps</text:span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15" draw:style-name="a557" draw:name="Rectangle 16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16" draw:style-name="a560" draw:name="Cross 18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</draw:page>
      <draw:page draw:name="Slide4" draw:style-name="a561" draw:master-page-name="Master1-Layout7-blank-Blank" presentation:presentation-page-layout-name="Master1-PPL7" draw:id="Slide-259">
        <draw:custom-shape svg:x="6.74074in" svg:y="1.19944in" svg:width="6.09259in" svg:height="6.30056in" draw:id="id117" draw:style-name="a564" draw:name="Rectangle 7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18" draw:style-name="a567" draw:name="Cross 9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custom-shape svg:x="10.8066in" svg:y="1.06806in" svg:width="1.46191in" svg:height="0.13139in" draw:id="id119" draw:style-name="a570" draw:name="Rectangle 11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20" draw:style-name="a573" draw:name="Rectangle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83709in" svg:y="1.19944in" svg:width="0.49625in" svg:height="6.30056in" draw:id="id121" draw:style-name="a576" draw:name="Rectangle 15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22" draw:style-name="a579" draw:name="Rectangle 17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23" draw:style-name="a582" draw:name="Cross 1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g draw:name="TextBox 1" draw:id="id124">
          <svg:title/>
          <svg:desc/>
          <draw:custom-shape svg:x="0.68262in" svg:y="2.9459in" svg:width="2.67938in" svg:height="1.60763in" draw:id="id125" draw:style-name="a586" draw:name="Freeform 9">
            <svg:title/>
            <svg:desc/>
            <text:p text:style-name="a585" text:class-names="" text:cond-style-name=""><text:span text:style-name="a583" text:class-names="">Visualizations:</text:span><text:span text:style-name="a584" text:class-names=""/></text:p>
            <draw:enhanced-geometry xmlns:dr3d="urn:oasis:names:tc:opendocument:xmlns:dr3d:1.0" draw:type="non-primitive" svg:viewBox="0 0 2450024 14700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50024"/>
              <draw:equation draw:name="f2" draw:formula="1470014"/>
              <draw:equation draw:name="f3" draw:formula="?f2 - ?f0"/>
              <draw:equation draw:name="f4" draw:formula="?f1 - ?f0"/>
              <draw:equation draw:name="f5" draw:formula="?f4 / 2450024"/>
              <draw:equation draw:name="f6" draw:formula="?f3 / 1470014"/>
              <draw:equation draw:name="f7" draw:formula="0 * ?f4"/>
              <draw:equation draw:name="f8" draw:formula="0 * ?f3"/>
              <draw:equation draw:name="f9" draw:formula="2450024 * ?f4"/>
              <draw:equation draw:name="f10" draw:formula="1470014 * ?f3"/>
              <draw:equation draw:name="f11" draw:formula="?f7 / 2450024"/>
              <draw:equation draw:name="f12" draw:formula="?f8 / 1470014"/>
              <draw:equation draw:name="f13" draw:formula="?f9 / 2450024"/>
              <draw:equation draw:name="f14" draw:formula="?f10 / 14700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62994in" svg:y="2.9459in" svg:width="2.67938in" svg:height="1.60763in" draw:id="id126" draw:style-name="a589" draw:name="Freeform 10">
            <svg:title/>
            <svg:desc/>
            <text:p text:style-name="a588" text:class-names="" text:cond-style-name=""><text:span text:style-name="a587" text:class-names="">Top 10 countries by confirmed cases (Bar chart)</text:span></text:p>
            <draw:enhanced-geometry xmlns:dr3d="urn:oasis:names:tc:opendocument:xmlns:dr3d:1.0" draw:type="non-primitive" svg:viewBox="0 0 2450024 14700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50024"/>
              <draw:equation draw:name="f2" draw:formula="1470014"/>
              <draw:equation draw:name="f3" draw:formula="?f2 - ?f0"/>
              <draw:equation draw:name="f4" draw:formula="?f1 - ?f0"/>
              <draw:equation draw:name="f5" draw:formula="?f4 / 2450024"/>
              <draw:equation draw:name="f6" draw:formula="?f3 / 1470014"/>
              <draw:equation draw:name="f7" draw:formula="0 * ?f4"/>
              <draw:equation draw:name="f8" draw:formula="0 * ?f3"/>
              <draw:equation draw:name="f9" draw:formula="2450024 * ?f4"/>
              <draw:equation draw:name="f10" draw:formula="1470014 * ?f3"/>
              <draw:equation draw:name="f11" draw:formula="?f7 / 2450024"/>
              <draw:equation draw:name="f12" draw:formula="?f8 / 1470014"/>
              <draw:equation draw:name="f13" draw:formula="?f9 / 2450024"/>
              <draw:equation draw:name="f14" draw:formula="?f10 / 14700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57726in" svg:y="2.9459in" svg:width="2.67938in" svg:height="1.60763in" draw:id="id127" draw:style-name="a592" draw:name="Freeform 11">
            <svg:title/>
            <svg:desc/>
            <text:p text:style-name="a591" text:class-names="" text:cond-style-name=""><text:span text:style-name="a590" text:class-names="">Mortality rate variations by region (Heatmap)</text:span></text:p>
            <draw:enhanced-geometry xmlns:dr3d="urn:oasis:names:tc:opendocument:xmlns:dr3d:1.0" draw:type="non-primitive" svg:viewBox="0 0 2450024 14700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50024"/>
              <draw:equation draw:name="f2" draw:formula="1470014"/>
              <draw:equation draw:name="f3" draw:formula="?f2 - ?f0"/>
              <draw:equation draw:name="f4" draw:formula="?f1 - ?f0"/>
              <draw:equation draw:name="f5" draw:formula="?f4 / 2450024"/>
              <draw:equation draw:name="f6" draw:formula="?f3 / 1470014"/>
              <draw:equation draw:name="f7" draw:formula="0 * ?f4"/>
              <draw:equation draw:name="f8" draw:formula="0 * ?f3"/>
              <draw:equation draw:name="f9" draw:formula="2450024 * ?f4"/>
              <draw:equation draw:name="f10" draw:formula="1470014 * ?f3"/>
              <draw:equation draw:name="f11" draw:formula="?f7 / 2450024"/>
              <draw:equation draw:name="f12" draw:formula="?f8 / 1470014"/>
              <draw:equation draw:name="f13" draw:formula="?f9 / 2450024"/>
              <draw:equation draw:name="f14" draw:formula="?f10 / 14700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52457in" svg:y="2.9459in" svg:width="2.67938in" svg:height="1.60763in" draw:id="id128" draw:style-name="a595" draw:name="Freeform 12">
            <svg:title/>
            <svg:desc/>
            <text:p text:style-name="a594" text:class-names="" text:cond-style-name=""><text:span text:style-name="a593" text:class-names="">Recovery trends over time (Line graph)</text:span></text:p>
            <draw:enhanced-geometry xmlns:dr3d="urn:oasis:names:tc:opendocument:xmlns:dr3d:1.0" draw:type="non-primitive" svg:viewBox="0 0 2450024 14700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50024"/>
              <draw:equation draw:name="f2" draw:formula="1470014"/>
              <draw:equation draw:name="f3" draw:formula="?f2 - ?f0"/>
              <draw:equation draw:name="f4" draw:formula="?f1 - ?f0"/>
              <draw:equation draw:name="f5" draw:formula="?f4 / 2450024"/>
              <draw:equation draw:name="f6" draw:formula="?f3 / 1470014"/>
              <draw:equation draw:name="f7" draw:formula="0 * ?f4"/>
              <draw:equation draw:name="f8" draw:formula="0 * ?f3"/>
              <draw:equation draw:name="f9" draw:formula="2450024 * ?f4"/>
              <draw:equation draw:name="f10" draw:formula="1470014 * ?f3"/>
              <draw:equation draw:name="f11" draw:formula="?f7 / 2450024"/>
              <draw:equation draw:name="f12" draw:formula="?f8 / 1470014"/>
              <draw:equation draw:name="f13" draw:formula="?f9 / 2450024"/>
              <draw:equation draw:name="f14" draw:formula="?f10 / 14700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68262in" svg:y="4.82147in" svg:width="2.67938in" svg:height="1.60763in" draw:id="id129" draw:style-name="a599" draw:name="Freeform 13">
            <svg:title/>
            <svg:desc/>
            <text:p text:style-name="a598" text:class-names="" text:cond-style-name=""><text:span text:style-name="a596" text:class-names="">Key Findings:</text:span><text:span text:style-name="a597" text:class-names=""/></text:p>
            <draw:enhanced-geometry xmlns:dr3d="urn:oasis:names:tc:opendocument:xmlns:dr3d:1.0" draw:type="non-primitive" svg:viewBox="0 0 2450024 14700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50024"/>
              <draw:equation draw:name="f2" draw:formula="1470014"/>
              <draw:equation draw:name="f3" draw:formula="?f2 - ?f0"/>
              <draw:equation draw:name="f4" draw:formula="?f1 - ?f0"/>
              <draw:equation draw:name="f5" draw:formula="?f4 / 2450024"/>
              <draw:equation draw:name="f6" draw:formula="?f3 / 1470014"/>
              <draw:equation draw:name="f7" draw:formula="0 * ?f4"/>
              <draw:equation draw:name="f8" draw:formula="0 * ?f3"/>
              <draw:equation draw:name="f9" draw:formula="2450024 * ?f4"/>
              <draw:equation draw:name="f10" draw:formula="1470014 * ?f3"/>
              <draw:equation draw:name="f11" draw:formula="?f7 / 2450024"/>
              <draw:equation draw:name="f12" draw:formula="?f8 / 1470014"/>
              <draw:equation draw:name="f13" draw:formula="?f9 / 2450024"/>
              <draw:equation draw:name="f14" draw:formula="?f10 / 14700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62994in" svg:y="4.82147in" svg:width="2.67938in" svg:height="1.60763in" draw:id="id130" draw:style-name="a602" draw:name="Freeform 14">
            <svg:title/>
            <svg:desc/>
            <text:p text:style-name="a601" text:class-names="" text:cond-style-name=""><text:span text:style-name="a600" text:class-names="">Case distribution varies significantly by region.</text:span></text:p>
            <draw:enhanced-geometry xmlns:dr3d="urn:oasis:names:tc:opendocument:xmlns:dr3d:1.0" draw:type="non-primitive" svg:viewBox="0 0 2450024 14700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50024"/>
              <draw:equation draw:name="f2" draw:formula="1470014"/>
              <draw:equation draw:name="f3" draw:formula="?f2 - ?f0"/>
              <draw:equation draw:name="f4" draw:formula="?f1 - ?f0"/>
              <draw:equation draw:name="f5" draw:formula="?f4 / 2450024"/>
              <draw:equation draw:name="f6" draw:formula="?f3 / 1470014"/>
              <draw:equation draw:name="f7" draw:formula="0 * ?f4"/>
              <draw:equation draw:name="f8" draw:formula="0 * ?f3"/>
              <draw:equation draw:name="f9" draw:formula="2450024 * ?f4"/>
              <draw:equation draw:name="f10" draw:formula="1470014 * ?f3"/>
              <draw:equation draw:name="f11" draw:formula="?f7 / 2450024"/>
              <draw:equation draw:name="f12" draw:formula="?f8 / 1470014"/>
              <draw:equation draw:name="f13" draw:formula="?f9 / 2450024"/>
              <draw:equation draw:name="f14" draw:formula="?f10 / 14700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57726in" svg:y="4.82147in" svg:width="2.67938in" svg:height="1.60763in" draw:id="id131" draw:style-name="a605" draw:name="Freeform 15">
            <svg:title/>
            <svg:desc/>
            <text:p text:style-name="a604" text:class-names="" text:cond-style-name=""><text:span text:style-name="a603" text:class-names="">Strong correlation between confirmed cases and deaths.</text:span></text:p>
            <draw:enhanced-geometry xmlns:dr3d="urn:oasis:names:tc:opendocument:xmlns:dr3d:1.0" draw:type="non-primitive" svg:viewBox="0 0 2450024 14700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50024"/>
              <draw:equation draw:name="f2" draw:formula="1470014"/>
              <draw:equation draw:name="f3" draw:formula="?f2 - ?f0"/>
              <draw:equation draw:name="f4" draw:formula="?f1 - ?f0"/>
              <draw:equation draw:name="f5" draw:formula="?f4 / 2450024"/>
              <draw:equation draw:name="f6" draw:formula="?f3 / 1470014"/>
              <draw:equation draw:name="f7" draw:formula="0 * ?f4"/>
              <draw:equation draw:name="f8" draw:formula="0 * ?f3"/>
              <draw:equation draw:name="f9" draw:formula="2450024 * ?f4"/>
              <draw:equation draw:name="f10" draw:formula="1470014 * ?f3"/>
              <draw:equation draw:name="f11" draw:formula="?f7 / 2450024"/>
              <draw:equation draw:name="f12" draw:formula="?f8 / 1470014"/>
              <draw:equation draw:name="f13" draw:formula="?f9 / 2450024"/>
              <draw:equation draw:name="f14" draw:formula="?f10 / 14700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52457in" svg:y="4.82147in" svg:width="2.67938in" svg:height="1.60763in" draw:id="id132" draw:style-name="a608" draw:name="Freeform 16">
            <svg:title/>
            <svg:desc/>
            <text:p text:style-name="a607" text:class-names="" text:cond-style-name=""><text:span text:style-name="a606" text:class-names="">Recovery rates are not directly tied to case numbers.</text:span></text:p>
            <draw:enhanced-geometry xmlns:dr3d="urn:oasis:names:tc:opendocument:xmlns:dr3d:1.0" draw:type="non-primitive" svg:viewBox="0 0 2450024 14700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50024"/>
              <draw:equation draw:name="f2" draw:formula="1470014"/>
              <draw:equation draw:name="f3" draw:formula="?f2 - ?f0"/>
              <draw:equation draw:name="f4" draw:formula="?f1 - ?f0"/>
              <draw:equation draw:name="f5" draw:formula="?f4 / 2450024"/>
              <draw:equation draw:name="f6" draw:formula="?f3 / 1470014"/>
              <draw:equation draw:name="f7" draw:formula="0 * ?f4"/>
              <draw:equation draw:name="f8" draw:formula="0 * ?f3"/>
              <draw:equation draw:name="f9" draw:formula="2450024 * ?f4"/>
              <draw:equation draw:name="f10" draw:formula="1470014 * ?f3"/>
              <draw:equation draw:name="f11" draw:formula="?f7 / 2450024"/>
              <draw:equation draw:name="f12" draw:formula="?f8 / 1470014"/>
              <draw:equation draw:name="f13" draw:formula="?f9 / 2450024"/>
              <draw:equation draw:name="f14" draw:formula="?f10 / 14700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5" draw:style-name="a609" draw:master-page-name="Master1-Layout7-blank-Blank" presentation:presentation-page-layout-name="Master1-PPL7" draw:id="Slide-260">
        <draw:custom-shape svg:x="6.74074in" svg:y="1.19944in" svg:width="6.09259in" svg:height="6.30056in" draw:id="id133" draw:style-name="a612" draw:name="Rectangle 6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34" draw:style-name="a615" draw:name="Cross 8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custom-shape svg:x="10.8066in" svg:y="1.06806in" svg:width="1.46191in" svg:height="0.13139in" draw:id="id135" draw:style-name="a618" draw:name="Rectangle 10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36" draw:style-name="a621" draw:name="Rectangle 12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37" draw:style-name="a624" draw:name="Rectangle 14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658" draw:name="TextBox 1" svg:x="0.61805in" svg:y="3.17204in" svg:width="9.04123in" svg:height="3.25865in">
          <draw:text-box>
            <text:list text:style-name="a627">
              <text:list-item>
                <text:p text:style-name="a626" text:class-names="" text:cond-style-name=""><text:span text:style-name="a625" text:class-names="">Model Details: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Algorithm: Linear Regression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Features: Confirmed cases, recovered cases, active cases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arget: Death count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Train-Test Split: 80-20 ratio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Performance Metrics: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R-Squared Score: High predictive power (~85% variance explained).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Mean Squared Error: Low error margin.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Key Feature: Confirmed cases had the most significant impact on deaths.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Visual: Feature importance bar chart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39" draw:style-name="a661" draw:name="Rectangle 16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40" draw:style-name="a664" draw:name="Cross 18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</draw:page>
      <draw:page draw:name="Slide6" draw:style-name="a665" draw:master-page-name="Master1-Layout7-blank-Blank" presentation:presentation-page-layout-name="Master1-PPL7" draw:id="Slide-261">
        <draw:custom-shape svg:x="6.74074in" svg:y="1.19944in" svg:width="6.09259in" svg:height="6.30056in" draw:id="id141" draw:style-name="a668" draw:name="Rectangle 6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42" draw:style-name="a671" draw:name="Cross 8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custom-shape svg:x="10.8066in" svg:y="1.06806in" svg:width="1.46191in" svg:height="0.13139in" draw:id="id143" draw:style-name="a674" draw:name="Rectangle 10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44" draw:style-name="a677" draw:name="Rectangle 12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45" draw:style-name="a680" draw:name="Rectangle 14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705" draw:name="TextBox 1" svg:x="3.67598in" svg:y="3.17204in" svg:width="8.59254in" svg:height="3.25865in">
          <draw:text-box>
            <text:list text:style-name="a683">
              <text:list-item>
                <text:p text:style-name="a682" text:class-names="" text:cond-style-name=""><text:span text:style-name="a681" text:class-names="">Death Rate Variations: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Regions with healthcare disparities saw higher mortality.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Recovery Trends: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High-income regions showed better recovery outcomes.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Case Progression Trends: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Strict public health measures slowed case growth effectively.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Visual: Comparative regional recovery/mortality statistics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  <draw:custom-shape svg:x="0in" svg:y="1.19944in" svg:width="0.28824in" svg:height="6.30056in" draw:id="id147" draw:style-name="a708" draw:name="Rectangle 16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637in" svg:y="6.14491in" svg:width="0.57407in" svg:height="0.57407in" draw:id="id148" draw:style-name="a711" draw:name="Cross 18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</draw:page>
      <draw:page draw:name="Slide7" draw:style-name="a712" draw:master-page-name="Master1-Layout7-blank-Blank" presentation:presentation-page-layout-name="Master1-PPL7" draw:id="Slide-262">
        <draw:custom-shape svg:x="6.74074in" svg:y="1.19944in" svg:width="6.09259in" svg:height="6.30056in" draw:id="id149" draw:style-name="a715" draw:name="Rectangle 6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50" draw:style-name="a718" draw:name="Cross 8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custom-shape svg:x="10.8066in" svg:y="1.06806in" svg:width="1.46191in" svg:height="0.13139in" draw:id="id151" draw:style-name="a721" draw:name="Rectangle 10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52" draw:style-name="a724" draw:name="Rectangle 12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53" draw:style-name="a727" draw:name="Rectangle 14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752" draw:name="TextBox 1" svg:x="0.61805in" svg:y="3.17204in" svg:width="8.02257in" svg:height="3.25865in">
          <draw:text-box>
            <text:list text:style-name="a730">
              <text:list-item>
                <text:p text:style-name="a729" text:class-names="" text:cond-style-name=""><text:span text:style-name="a728" text:class-names="">Case-Mortality Relationship: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Linear correlation between case numbers and deaths.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Impact of Active Cases: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Higher active cases strained healthcare systems, leading to worse outcomes.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Regional Efficacy: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Effective interventions resulted in fewer fatalities and quicker recoveries.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Visual: Scatter plot correlating confirmed cases and deaths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  <draw:custom-shape svg:x="10.23656in" svg:y="1.19944in" svg:width="3.09677in" svg:height="6.30056in" draw:id="id155" draw:style-name="a755" draw:name="Rectangle 16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609in" svg:y="6.14491in" svg:width="0.57407in" svg:height="0.57407in" draw:id="id156" draw:style-name="a758" draw:name="Cross 18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</draw:page>
      <draw:page draw:name="Slide8" draw:style-name="a759" draw:master-page-name="Master1-Layout7-blank-Blank" presentation:presentation-page-layout-name="Master1-PPL7" draw:id="Slide-263">
        <draw:custom-shape svg:x="12.6088in" svg:y="6.14491in" svg:width="0.57407in" svg:height="0.57407in" draw:id="id157" draw:style-name="a762" draw:name="Cross 8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custom-shape svg:x="10.8066in" svg:y="1.06806in" svg:width="1.46191in" svg:height="0.13139in" draw:id="id158" draw:style-name="a765" draw:name="Rectangle 10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59" draw:style-name="a768" draw:name="Rectangle 12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60" draw:style-name="a771" draw:name="Rectangle 14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796" draw:name="TextBox 1" svg:x="0.61805in" svg:y="3.17204in" svg:width="9.04123in" svg:height="3.25865in">
          <draw:text-box>
            <text:list text:style-name="a774">
              <text:list-item>
                <text:p text:style-name="a773" text:class-names="" text:cond-style-name=""><text:span text:style-name="a772" text:class-names="">Libraries Used:</text:span></text:p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Data Handling: pandas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Visualization: Seaborn, Matplotlib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Machine Learning: scikit-learn</text:span></text:p>
                  </text:list-item>
                </text:list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Scripts: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Modularized in main.ipynb for EDA, modeling, and visualization.</text:span></text:p>
                  </text:list-item>
                </text:list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Visual: Code snippet examples or workflow diagram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62" draw:style-name="a799" draw:name="Rectangle 16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63" draw:style-name="a802" draw:name="Cross 1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</draw:page>
      <draw:page draw:name="Slide9" draw:style-name="a803" draw:master-page-name="Master1-Layout7-blank-Blank" presentation:presentation-page-layout-name="Master1-PPL7" draw:id="Slide-264">
        <draw:custom-shape svg:x="6.74074in" svg:y="1.19944in" svg:width="6.09259in" svg:height="6.30056in" draw:id="id164" draw:style-name="a806" draw:name="Rectangle 6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65" draw:style-name="a809" draw:name="Cross 8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custom-shape svg:x="10.8066in" svg:y="1.06806in" svg:width="1.46191in" svg:height="0.13139in" draw:id="id166" draw:style-name="a812" draw:name="Rectangle 10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67" draw:style-name="a815" draw:name="Rectangle 12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68" draw:style-name="a818" draw:name="Rectangle 14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840" draw:name="TextBox 1" svg:x="0.61805in" svg:y="3.17204in" svg:width="9.04123in" svg:height="3.25865in">
          <draw:text-box>
            <text:list text:style-name="a821">
              <text:list-item>
                <text:p text:style-name="a820" text:class-names="" text:cond-style-name=""><text:span text:style-name="a819" text:class-names="">Proposed Improvements: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Time Series Analysis: Predict future trends dynamically.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Advanced Models: Apply Random Forests or Gradient Boosting for better accuracy.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Interactive Dashboards: Develop tools for real-time visualization.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Localized Models: Tailor predictions to specific regions.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Visual: Concept diagram showing enhancements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70" draw:style-name="a843" draw:name="Rectangle 16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71" draw:style-name="a846" draw:name="Cross 18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</draw:page>
      <draw:page draw:name="Slide10" draw:style-name="a847" draw:master-page-name="Master1-Layout7-blank-Blank" presentation:presentation-page-layout-name="Master1-PPL7" draw:id="Slide-265">
        <draw:custom-shape svg:x="6.74074in" svg:y="1.19944in" svg:width="6.09259in" svg:height="6.30056in" draw:id="id172" draw:style-name="a850" draw:name="Rectangle 6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73" draw:style-name="a853" draw:name="Cross 8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custom-shape svg:x="10.8066in" svg:y="1.06806in" svg:width="1.46191in" svg:height="0.13139in" draw:id="id174" draw:style-name="a856" draw:name="Rectangle 10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75" draw:style-name="a859" draw:name="Rectangle 12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76" draw:style-name="a862" draw:name="Rectangle 14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890" draw:name="TextBox 1" svg:x="0.61805in" svg:y="3.17204in" svg:width="9.04123in" svg:height="3.25865in">
          <draw:text-box>
            <text:list text:style-name="a865">
              <text:list-item>
                <text:p text:style-name="a864" text:class-names="" text:cond-style-name=""><text:span text:style-name="a863" text:class-names="">Summary:</text:span></text:p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Provided key insights into COVID-19 global dynamics.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>Demonstrated the value of data science in tackling pandemics.</text:span></text:p>
                  </text:list-item>
                </text:list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Takeaways:</text:span></text:p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Strong correlation between confirmed cases and deaths.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Regional responses significantly influence outcomes.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Predictive models can inform effective interventions.</text:span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Visual: World map with key insights highlighted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78" draw:style-name="a893" draw:name="Rectangle 16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79" draw:style-name="a896" draw:name="Cross 18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</draw:page>
      <draw:page draw:name="Slide11" draw:style-name="a897" draw:master-page-name="Master1-Layout7-blank-Blank" presentation:presentation-page-layout-name="Master1-PPL7" draw:id="Slide-266">
        <draw:custom-shape svg:x="6.74074in" svg:y="1.19944in" svg:width="6.09259in" svg:height="6.30056in" draw:id="id180" draw:style-name="a900" draw:name="Rectangle 20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81" draw:style-name="a903" draw:name="Cross 21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custom-shape svg:x="10.8066in" svg:y="1.06806in" svg:width="1.46191in" svg:height="0.13139in" draw:id="id182" draw:style-name="a906" draw:name="Rectangle 22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83" draw:style-name="a909" draw:name="Rectangle 23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84" draw:style-name="a912" draw:name="Rectangle 24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931" draw:name="TextBox 1" svg:x="0.61805in" svg:y="3.17204in" svg:width="8.02257in" svg:height="3.25865in">
          <draw:text-box>
            <text:list text:style-name="a915">
              <text:list-item>
                <text:p text:style-name="a914" text:class-names="" text:cond-style-name=""><text:span text:style-name="a913" text:class-names="">Title: Thank You!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Content:</text:span></text:p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"Questions or feedback are welcome."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Contact information (optional).</text:span></text:p>
                  </text:list-item>
                </text:list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Visual: Inspirational image representing resilience or global unity.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  <draw:custom-shape svg:x="10.23656in" svg:y="1.19944in" svg:width="3.09677in" svg:height="6.30056in" draw:id="id186" draw:style-name="a934" draw:name="Rectangle 25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609in" svg:y="6.14491in" svg:width="0.57407in" svg:height="0.57407in" draw:id="id187" draw:style-name="a937" draw:name="Cross 26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951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7173in" svg:y="1.77779in" svg:width="8.78756in" svg:height="2.97699in"/>
      <presentation:placeholder presentation:object="subtitle" svg:x="0.87173in" svg:y="4.885in" svg:width="8.78756in" svg:height="0.96556in"/>
      <presentation:placeholder presentation:object="date-time" svg:x="0.87172in" svg:y="6.24316in" svg:width="4.24633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2" style:display-name="Title and Content">
      <presentation:placeholder presentation:object="title" svg:x="0.61805in" svg:y="1.3175in" svg:width="9.04122in" svg:height="1.58197in"/>
      <presentation:placeholder presentation:object="object" svg:x="0.61806in" svg:y="2.94361in" svg:width="9.04122in" svg:height="3.4870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3" style:display-name="Section Header">
      <presentation:placeholder presentation:object="title" svg:x="0.61806in" svg:y="2.05813in" svg:width="8.02257in" svg:height="2.17378in"/>
      <presentation:placeholder presentation:object="outline" svg:x="0.61805in" svg:y="4.23191in" svg:width="8.02257in" svg:height="1.03725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4" style:display-name="Two Content">
      <presentation:placeholder presentation:object="title" svg:x="0.61805in" svg:y="1.3175in" svg:width="9.04122in" svg:height="1.58197in"/>
      <presentation:placeholder presentation:object="object" svg:x="0.61801in" svg:y="2.94361in" svg:width="5.40971in" svg:height="3.48833in"/>
      <presentation:placeholder presentation:object="object" svg:x="6.64578in" svg:y="2.94361in" svg:width="5.40971in" svg:height="3.48833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5" style:display-name="Comparison">
      <presentation:placeholder presentation:object="title" svg:x="0.61801in" svg:y="1.3175in" svg:width="9.04in" svg:height="1.58in"/>
      <presentation:placeholder presentation:object="outline" svg:x="0.61801in" svg:y="2.94361in" svg:width="5.40972in" svg:height="0.90104in"/>
      <presentation:placeholder presentation:object="object" svg:x="0.61801in" svg:y="3.84465in" svg:width="5.40972in" svg:height="2.58781in"/>
      <presentation:placeholder presentation:object="outline" svg:x="6.64574in" svg:y="2.94309in" svg:width="5.40972in" svg:height="0.90104in"/>
      <presentation:placeholder presentation:object="object" svg:x="6.64574in" svg:y="3.84413in" svg:width="5.40972in" svg:height="2.58781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6" style:display-name="Title Only">
      <presentation:placeholder presentation:object="title" svg:x="0.61805in" svg:y="1.3175in" svg:width="9.04122in" svg:height="1.58197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7" style:display-name="Blank"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8" style:display-name="Content with Caption">
      <presentation:placeholder presentation:object="title" svg:x="0.61805in" svg:y="1.31649in" svg:width="4.5in" svg:height="1.17806in"/>
      <presentation:placeholder presentation:object="object" svg:x="6.13715in" svg:y="1.64944in" svg:width="6.13136in" svg:height="4.42463in"/>
      <presentation:placeholder presentation:object="outline" svg:x="0.61805in" svg:y="2.59in" svg:width="4.5in" svg:height="3.48407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9" style:display-name="Picture with Caption">
      <presentation:placeholder presentation:object="title" svg:x="0.61805in" svg:y="1.31649in" svg:width="4.5in" svg:height="1.17806in"/>
      <presentation:placeholder presentation:object="graphic" svg:x="6.1583in" svg:y="1.19944in" svg:width="6.66696in" svg:height="6.30056in"/>
      <presentation:placeholder presentation:object="outline" svg:x="0.61805in" svg:y="2.59259in" svg:width="4.5in" svg:height="3.4814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10" style:display-name="Title and Vertical Text">
      <presentation:placeholder presentation:object="title" svg:x="0.61805in" svg:y="1.3175in" svg:width="9.04122in" svg:height="1.58197in"/>
      <presentation:placeholder presentation:object="outline" svg:x="0.61806in" svg:y="2.94361in" svg:width="9.04122in" svg:height="3.4870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11" style:display-name="Vertical Title and Text">
      <presentation:placeholder presentation:object="title" svg:x="10.23148in" svg:y="1.3175in" svg:width="2.02686in" svg:height="5.11444in"/>
      <presentation:placeholder presentation:object="outline" svg:x="1.06482in" svg:y="1.3175in" svg:width="9.04861in" svg:height="5.13663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83333in" style:font-size-asian="0.83333in" style:font-size-complex="0.83333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solid" draw:fill-color="#e9eff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1.11111in" style:font-size-asian="1.11111in" style:font-size-complex="1.1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" style:font-family-complex="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9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4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1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9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1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0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9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2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6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6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1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1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8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3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1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3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1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3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0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0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7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7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9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0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7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9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4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ridVTI" style:page-layout-name="pageLayout1" draw:style-name="a0">
      <draw:frame draw:id="id0" presentation:style-name="a3" draw:name="Title Placeholder 1" svg:x="0.61805in" svg:y="1.3175in" svg:width="9.04122in" svg:height="1.5819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1806in" svg:y="2.94361in" svg:width="9.04122in" svg:height="3.4870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1805in" svg:y="6.50667in" svg:width="4.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28/2024</text:date></text:span></text:p>
        </draw:text-box>
        <svg:title/>
        <svg:desc/>
      </draw:frame>
      <draw:frame draw:id="id3" presentation:style-name="a26" draw:name="Footer Placeholder 4" svg:x="0.61806in" svg:y="0.59403in" svg:width="4.5in" svg:height="0.2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82527in" svg:y="0.55903in" svg:width="1in" svg:height="0.3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custom-shape svg:x="5.7133in" svg:y="1.19944in" svg:width="7.11196in" svg:height="6.30056in" draw:id="id5" draw:style-name="a33" draw:name="Rectangle 48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8645in" svg:y="6.15097in" svg:width="0.57407in" svg:height="0.57407in" draw:id="id6" draw:style-name="a36" draw:name="Cross 49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3951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1 - ?f18"/>
          <draw:equation draw:name="f20" draw:formula="?f12 - ?f18"/>
          <draw:equation draw:name="f21" draw:formula="if(?f16, ?f7, ?f18)"/>
          <draw:equation draw:name="f22" draw:formula="if(?f16, ?f18, ?f7)"/>
          <draw:equation draw:name="f23" draw:formula="if(?f16, ?f11, ?f19)"/>
          <draw:equation draw:name="f24" draw:formula="if(?f16, ?f20, ?f12)"/>
        </draw:enhanced-geometry>
      </draw:custom-shape>
      <draw:custom-shape svg:x="10.8066in" svg:y="1.06806in" svg:width="1.46191in" svg:height="0.13139in" draw:id="id7" draw:style-name="a39" draw:name="Rectangle 50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2" draw:name="Title 1" svg:x="0.87173in" svg:y="1.77779in" svg:width="8.78756in" svg:height="2.97699in" presentation:class="title" presentation:placeholder="false">
        <draw:text-box>
          <text:p text:style-name="a41" text:class-names="" text:cond-style-name=""><text:span text:style-name="a40" text:class-names="">Click to edit Master title style</text:span></text:p>
        </draw:text-box>
        <svg:title/>
        <svg:desc/>
      </draw:frame>
      <draw:frame draw:id="id9" presentation:style-name="a45" draw:name="Subtitle 2" svg:x="0.87173in" svg:y="4.885in" svg:width="8.78756in" svg:height="0.96556in" presentation:class="subtitle" presentation:placeholder="false">
        <draw:text-box>
          <text:p text:style-name="a44" text:class-names="" text:cond-style-name=""><text:span text:style-name="a43" text:class-names="">Click to edit Master subtitle style</text:span></text:p>
        </draw:text-box>
        <svg:title/>
        <svg:desc/>
      </draw:frame>
      <draw:frame draw:id="id10" presentation:style-name="a49" draw:name="Date Placeholder 3" svg:x="0.87172in" svg:y="6.24316in" svg:width="4.24633in" svg:height="0.39931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11/28/2024</text:date></text:span></text:p>
        </draw:text-box>
        <svg:title/>
        <svg:desc/>
      </draw:frame>
      <draw:frame draw:id="id11" presentation:style-name="a52" draw:name="Footer Placeholder 4" svg:x="0.61806in" svg:y="0.59403in" svg:width="4.5in" svg:height="0.27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2" presentation:style-name="a55" draw:name="Slide Number Placeholder 5" svg:x="11.82527in" svg:y="0.55903in" svg:width="1in" svg:height="0.34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6">
      <draw:custom-shape svg:x="6.74074in" svg:y="1.19944in" svg:width="6.09259in" svg:height="6.30056in" draw:id="id13" draw:style-name="a59" draw:name="Rectangle 48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088in" svg:y="6.14491in" svg:width="0.57407in" svg:height="0.57407in" draw:id="id14" draw:style-name="a62" draw:name="Cross 49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3951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1 - ?f18"/>
          <draw:equation draw:name="f20" draw:formula="?f12 - ?f18"/>
          <draw:equation draw:name="f21" draw:formula="if(?f16, ?f7, ?f18)"/>
          <draw:equation draw:name="f22" draw:formula="if(?f16, ?f18, ?f7)"/>
          <draw:equation draw:name="f23" draw:formula="if(?f16, ?f11, ?f19)"/>
          <draw:equation draw:name="f24" draw:formula="if(?f16, ?f20, ?f12)"/>
        </draw:enhanced-geometry>
      </draw:custom-shape>
      <draw:custom-shape svg:x="10.8066in" svg:y="1.06806in" svg:width="1.46191in" svg:height="0.13139in" draw:id="id15" draw:style-name="a65" draw:name="Rectangle 50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68" draw:name="Title 1" svg:x="0.61805in" svg:y="1.3175in" svg:width="9.04122in" svg:height="1.58197in" presentation:class="title" presentation:placeholder="false">
        <draw:text-box>
          <text:p text:style-name="a67" text:class-names="" text:cond-style-name=""><text:span text:style-name="a66" text:class-names="">Click to edit Master title style</text:span></text:p>
        </draw:text-box>
        <svg:title/>
        <svg:desc/>
      </draw:frame>
      <draw:frame draw:id="id17" presentation:style-name="a84" draw:name="Content Placeholder 2" svg:x="0.61806in" svg:y="2.94361in" svg:width="9.04122in" svg:height="3.48708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ck to 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8" draw:name="Date Placeholder 3" svg:x="0.61805in" svg:y="6.50667in" svg:width="4.5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1/28/2024</text:date></text:span></text:p>
        </draw:text-box>
        <svg:title/>
        <svg:desc/>
      </draw:frame>
      <draw:frame draw:id="id19" presentation:style-name="a91" draw:name="Footer Placeholder 4" svg:x="0.61806in" svg:y="0.59403in" svg:width="4.5in" svg:height="0.27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lide Number Placeholder 5" svg:x="11.82527in" svg:y="0.55903in" svg:width="1in" svg:height="0.34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4.69271in" svg:y="1.19944in" svg:width="8.13255in" svg:height="6.30056in" draw:id="id21" draw:style-name="a98" draw:name="Rectangle 48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6891in" svg:y="6.15097in" svg:width="0.57407in" svg:height="0.57407in" draw:id="id22" draw:style-name="a101" draw:name="Cross 49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3951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1 - ?f18"/>
          <draw:equation draw:name="f20" draw:formula="?f12 - ?f18"/>
          <draw:equation draw:name="f21" draw:formula="if(?f16, ?f7, ?f18)"/>
          <draw:equation draw:name="f22" draw:formula="if(?f16, ?f18, ?f7)"/>
          <draw:equation draw:name="f23" draw:formula="if(?f16, ?f11, ?f19)"/>
          <draw:equation draw:name="f24" draw:formula="if(?f16, ?f20, ?f12)"/>
        </draw:enhanced-geometry>
      </draw:custom-shape>
      <draw:custom-shape svg:x="10.8066in" svg:y="1.06806in" svg:width="1.46191in" svg:height="0.13139in" draw:id="id23" draw:style-name="a104" draw:name="Rectangle 50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07" draw:name="Title 1" svg:x="0.61806in" svg:y="2.05813in" svg:width="8.02257in" svg:height="2.17378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5" presentation:style-name="a111" draw:name="Text Placeholder 2" svg:x="0.61805in" svg:y="4.23191in" svg:width="8.02257in" svg:height="1.03725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26" presentation:style-name="a115" draw:name="Date Placeholder 3" svg:x="0.61805in" svg:y="6.50667in" svg:width="4.5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11/28/2024</text:date></text:span></text:p>
        </draw:text-box>
        <svg:title/>
        <svg:desc/>
      </draw:frame>
      <draw:frame draw:id="id27" presentation:style-name="a118" draw:name="Footer Placeholder 4" svg:x="0.61806in" svg:y="0.59403in" svg:width="4.5in" svg:height="0.27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8" presentation:style-name="a121" draw:name="Slide Number Placeholder 5" svg:x="11.82527in" svg:y="0.55903in" svg:width="1in" svg:height="0.34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2">
      <draw:frame draw:id="id29" presentation:style-name="a125" draw:name="Title 1" svg:x="0.61805in" svg:y="1.3175in" svg:width="9.04122in" svg:height="1.58197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30" presentation:style-name="a141" draw:name="Content Placeholder 2" svg:x="0.61801in" svg:y="2.94361in" svg:width="5.40971in" svg:height="3.48833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7" draw:name="Content Placeholder 3" svg:x="6.64578in" svg:y="2.94361in" svg:width="5.40971in" svg:height="3.48833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1" draw:name="Date Placeholder 4" svg:x="0.61805in" svg:y="6.50667in" svg:width="4.5in" svg:height="0.39931in" presentation:class="date-time" presentation:placeholder="false">
        <draw:text-box>
          <text:p text:style-name="a160" text:class-names="" text:cond-style-name=""><text:span text:style-name="a158" text:class-names=""><text:date text:fixed="false" style:data-style-name="a159">11/28/2024</text:date></text:span></text:p>
        </draw:text-box>
        <svg:title/>
        <svg:desc/>
      </draw:frame>
      <draw:frame draw:id="id33" presentation:style-name="a164" draw:name="Footer Placeholder 5" svg:x="0.61806in" svg:y="0.59403in" svg:width="4.5in" svg:height="0.27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34" presentation:style-name="a167" draw:name="Slide Number Placeholder 6" svg:x="11.82527in" svg:y="0.55903in" svg:width="1in" svg:height="0.34in" presentation:class="page-number" presentation:placeholder="false">
        <draw:text-box>
          <text:p text:style-name="a166" text:class-names="" text:cond-style-name=""><text:span text:style-name="a165" text:class-names=""><text:page-number style:num-format="1" text:fixed="false"/></text:span></text:p>
        </draw:text-box>
        <svg:title/>
        <svg:desc/>
      </draw:frame>
      <draw:custom-shape svg:x="12.83709in" svg:y="1.19944in" svg:width="0.49625in" svg:height="6.30056in" draw:id="id35" draw:style-name="a170" draw:name="Rectangle 49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066in" svg:y="1.06806in" svg:width="1.46191in" svg:height="0.13139in" draw:id="id36" draw:style-name="a173" draw:name="Rectangle 54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37" draw:style-name="a176" draw:name="Cross 10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3951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1 - ?f18"/>
          <draw:equation draw:name="f20" draw:formula="?f12 - ?f18"/>
          <draw:equation draw:name="f21" draw:formula="if(?f16, ?f7, ?f18)"/>
          <draw:equation draw:name="f22" draw:formula="if(?f16, ?f18, ?f7)"/>
          <draw:equation draw:name="f23" draw:formula="if(?f16, ?f11, ?f19)"/>
          <draw:equation draw:name="f24" draw:formula="if(?f16, ?f20, ?f12)"/>
        </draw:enhanced-geometry>
      </draw:custom-shape>
    </style:master-page>
    <style:master-page style:name="Master1-Layout5-twoTxTwoObj-Comparison" style:page-layout-name="pageLayout1" draw:style-name="a177">
      <draw:frame draw:id="id38" presentation:style-name="a180" draw:name="Title 1" svg:x="0.61801in" svg:y="1.3175in" svg:width="9.04in" svg:height="1.58in" presentation:class="title" presentation:placeholder="false">
        <draw:text-box>
          <text:p text:style-name="a179" text:class-names="" text:cond-style-name=""><text:span text:style-name="a178" text:class-names="">Click to edit Master title style</text:span></text:p>
        </draw:text-box>
        <svg:title/>
        <svg:desc/>
      </draw:frame>
      <draw:frame draw:id="id39" presentation:style-name="a184" draw:name="Text Placeholder 2" svg:x="0.61801in" svg:y="2.94361in" svg:width="5.40972in" svg:height="0.90104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40" presentation:style-name="a200" draw:name="Content Placeholder 3" svg:x="0.61801in" svg:y="3.84465in" svg:width="5.40972in" svg:height="2.58781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4" draw:name="Text Placeholder 4" svg:x="6.64574in" svg:y="2.94309in" svg:width="5.40972in" svg:height="0.90104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42" presentation:style-name="a220" draw:name="Content Placeholder 5" svg:x="6.64574in" svg:y="3.84413in" svg:width="5.40972in" svg:height="2.58781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4" draw:name="Date Placeholder 6" svg:x="0.61805in" svg:y="6.50667in" svg:width="4.5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1/28/2024</text:date></text:span></text:p>
        </draw:text-box>
        <svg:title/>
        <svg:desc/>
      </draw:frame>
      <draw:frame draw:id="id44" presentation:style-name="a227" draw:name="Footer Placeholder 7" svg:x="0.61806in" svg:y="0.59403in" svg:width="4.5in" svg:height="0.27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0" draw:name="Slide Number Placeholder 8" svg:x="11.82527in" svg:y="0.55903in" svg:width="1in" svg:height="0.34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  <draw:custom-shape svg:x="12.83709in" svg:y="1.19944in" svg:width="0.49625in" svg:height="6.30056in" draw:id="id46" draw:style-name="a233" draw:name="Rectangle 51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066in" svg:y="1.06806in" svg:width="1.46191in" svg:height="0.13139in" draw:id="id47" draw:style-name="a236" draw:name="Rectangle 56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48" draw:style-name="a239" draw:name="Cross 13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3951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1 - ?f18"/>
          <draw:equation draw:name="f20" draw:formula="?f12 - ?f18"/>
          <draw:equation draw:name="f21" draw:formula="if(?f16, ?f7, ?f18)"/>
          <draw:equation draw:name="f22" draw:formula="if(?f16, ?f18, ?f7)"/>
          <draw:equation draw:name="f23" draw:formula="if(?f16, ?f11, ?f19)"/>
          <draw:equation draw:name="f24" draw:formula="if(?f16, ?f20, ?f12)"/>
        </draw:enhanced-geometry>
      </draw:custom-shape>
    </style:master-page>
    <style:master-page style:name="Master1-Layout6-titleOnly-Title-Only" style:page-layout-name="pageLayout1" draw:style-name="a240">
      <draw:frame draw:id="id49" presentation:style-name="a243" draw:name="Title 1" svg:x="0.61805in" svg:y="1.3175in" svg:width="9.04122in" svg:height="1.58197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50" presentation:style-name="a247" draw:name="Date Placeholder 2" svg:x="0.61805in" svg:y="6.50667in" svg:width="4.5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1/28/2024</text:date></text:span></text:p>
        </draw:text-box>
        <svg:title/>
        <svg:desc/>
      </draw:frame>
      <draw:frame draw:id="id51" presentation:style-name="a250" draw:name="Footer Placeholder 3" svg:x="0.61806in" svg:y="0.59403in" svg:width="4.5in" svg:height="0.27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2" presentation:style-name="a253" draw:name="Slide Number Placeholder 4" svg:x="11.82527in" svg:y="0.55903in" svg:width="1in" svg:height="0.34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ustom-shape svg:x="10.8066in" svg:y="1.06806in" svg:width="1.46191in" svg:height="0.13139in" draw:id="id53" draw:style-name="a256" draw:name="Rectangle 47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709in" svg:y="1.19944in" svg:width="0.49625in" svg:height="6.30056in" draw:id="id54" draw:style-name="a259" draw:name="Rectangle 50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55" draw:style-name="a262" draw:name="Cross 8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3951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1 - ?f18"/>
          <draw:equation draw:name="f20" draw:formula="?f12 - ?f18"/>
          <draw:equation draw:name="f21" draw:formula="if(?f16, ?f7, ?f18)"/>
          <draw:equation draw:name="f22" draw:formula="if(?f16, ?f18, ?f7)"/>
          <draw:equation draw:name="f23" draw:formula="if(?f16, ?f11, ?f19)"/>
          <draw:equation draw:name="f24" draw:formula="if(?f16, ?f20, ?f12)"/>
        </draw:enhanced-geometry>
      </draw:custom-shape>
    </style:master-page>
    <style:master-page style:name="Master1-Layout7-blank-Blank" style:page-layout-name="pageLayout1" draw:style-name="a263">
      <draw:frame draw:id="id56" presentation:style-name="a267" draw:name="Date Placeholder 1" svg:x="0.61805in" svg:y="6.50667in" svg:width="4.5in" svg:height="0.39931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11/28/2024</text:date></text:span></text:p>
        </draw:text-box>
        <svg:title/>
        <svg:desc/>
      </draw:frame>
      <draw:frame draw:id="id57" presentation:style-name="a270" draw:name="Footer Placeholder 2" svg:x="0.61806in" svg:y="0.59403in" svg:width="4.5in" svg:height="0.27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58" presentation:style-name="a273" draw:name="Slide Number Placeholder 3" svg:x="11.82527in" svg:y="0.55903in" svg:width="1in" svg:height="0.34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  <draw:custom-shape svg:x="0in" svg:y="1.19944in" svg:width="0.28824in" svg:height="6.30056in" draw:id="id59" draw:style-name="a276" draw:name="Rectangle 46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60" draw:style-name="a279" draw:name="Cross 47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3951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1 - ?f18"/>
          <draw:equation draw:name="f20" draw:formula="?f12 - ?f18"/>
          <draw:equation draw:name="f21" draw:formula="if(?f16, ?f7, ?f18)"/>
          <draw:equation draw:name="f22" draw:formula="if(?f16, ?f18, ?f7)"/>
          <draw:equation draw:name="f23" draw:formula="if(?f16, ?f11, ?f19)"/>
          <draw:equation draw:name="f24" draw:formula="if(?f16, ?f20, ?f12)"/>
        </draw:enhanced-geometry>
      </draw:custom-shape>
      <draw:custom-shape svg:x="10.8066in" svg:y="1.06806in" svg:width="1.46191in" svg:height="0.13139in" draw:id="id61" draw:style-name="a282" draw:name="Rectangle 48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Content-with-Caption" style:page-layout-name="pageLayout1" draw:style-name="a283">
      <draw:frame draw:id="id62" presentation:style-name="a286" draw:name="Title 1" svg:x="0.61805in" svg:y="1.31649in" svg:width="4.5in" svg:height="1.17806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63" presentation:style-name="a302" draw:name="Content Placeholder 2" svg:x="6.13715in" svg:y="1.64944in" svg:width="6.13136in" svg:height="4.42463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06" draw:name="Text Placeholder 3" svg:x="0.61805in" svg:y="2.59in" svg:width="4.5in" svg:height="3.48407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</draw:text-box>
        <svg:title/>
        <svg:desc/>
      </draw:frame>
      <draw:frame draw:id="id65" presentation:style-name="a310" draw:name="Date Placeholder 4" svg:x="0.61805in" svg:y="6.50667in" svg:width="4.5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11/28/2024</text:date></text:span></text:p>
        </draw:text-box>
        <svg:title/>
        <svg:desc/>
      </draw:frame>
      <draw:frame draw:id="id66" presentation:style-name="a313" draw:name="Footer Placeholder 5" svg:x="0.61806in" svg:y="0.59403in" svg:width="4.5in" svg:height="0.2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7" presentation:style-name="a316" draw:name="Slide Number Placeholder 6" svg:x="11.82527in" svg:y="0.55903in" svg:width="1in" svg:height="0.3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draw:custom-shape svg:x="10.8066in" svg:y="1.06806in" svg:width="1.46191in" svg:height="0.13139in" draw:id="id68" draw:style-name="a319" draw:name="Rectangle 49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9944in" svg:width="0.28824in" svg:height="6.30056in" draw:id="id69" draw:style-name="a322" draw:name="Rectangle 52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70" draw:style-name="a325" draw:name="Cross 10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3951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1 - ?f18"/>
          <draw:equation draw:name="f20" draw:formula="?f12 - ?f18"/>
          <draw:equation draw:name="f21" draw:formula="if(?f16, ?f7, ?f18)"/>
          <draw:equation draw:name="f22" draw:formula="if(?f16, ?f18, ?f7)"/>
          <draw:equation draw:name="f23" draw:formula="if(?f16, ?f11, ?f19)"/>
          <draw:equation draw:name="f24" draw:formula="if(?f16, ?f20, ?f12)"/>
        </draw:enhanced-geometry>
      </draw:custom-shape>
    </style:master-page>
    <style:master-page style:name="Master1-Layout9-picTx-Picture-with-Caption" style:page-layout-name="pageLayout1" draw:style-name="a326">
      <draw:frame draw:id="id71" presentation:style-name="a329" draw:name="Title 1" svg:x="0.61805in" svg:y="1.31649in" svg:width="4.5in" svg:height="1.17806in" presentation:class="title" presentation:placeholder="false">
        <draw:text-box>
          <text:p text:style-name="a328" text:class-names="" text:cond-style-name=""><text:span text:style-name="a327" text:class-names="">Click to edit Master title style</text:span></text:p>
        </draw:text-box>
        <svg:title/>
        <svg:desc/>
      </draw:frame>
      <draw:frame draw:id="id72" presentation:style-name="a332" draw:name="Picture Placeholder 2" svg:x="6.1583in" svg:y="1.19944in" svg:width="6.66696in" svg:height="6.30056in" presentation:class="graphic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3" presentation:style-name="a336" draw:name="Text Placeholder 3" svg:x="0.61805in" svg:y="2.59259in" svg:width="4.5in" svg:height="3.48148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74" presentation:style-name="a340" draw:name="Date Placeholder 4" svg:x="0.61805in" svg:y="6.50667in" svg:width="4.5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1/28/2024</text:date></text:span></text:p>
        </draw:text-box>
        <svg:title/>
        <svg:desc/>
      </draw:frame>
      <draw:frame draw:id="id75" presentation:style-name="a343" draw:name="Footer Placeholder 5" svg:x="0.61806in" svg:y="0.59403in" svg:width="4.5in" svg:height="0.2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76" presentation:style-name="a346" draw:name="Slide Number Placeholder 6" svg:x="11.82527in" svg:y="0.55903in" svg:width="1in" svg:height="0.34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draw:custom-shape svg:x="10.8066in" svg:y="1.06806in" svg:width="1.46191in" svg:height="0.13139in" draw:id="id77" draw:style-name="a349" draw:name="Rectangle 53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9944in" svg:width="0.28824in" svg:height="6.30056in" draw:id="id78" draw:style-name="a352" draw:name="Rectangle 55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79" draw:style-name="a355" draw:name="Cross 10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3951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1 - ?f18"/>
          <draw:equation draw:name="f20" draw:formula="?f12 - ?f18"/>
          <draw:equation draw:name="f21" draw:formula="if(?f16, ?f7, ?f18)"/>
          <draw:equation draw:name="f22" draw:formula="if(?f16, ?f18, ?f7)"/>
          <draw:equation draw:name="f23" draw:formula="if(?f16, ?f11, ?f19)"/>
          <draw:equation draw:name="f24" draw:formula="if(?f16, ?f20, ?f12)"/>
        </draw:enhanced-geometry>
      </draw:custom-shape>
    </style:master-page>
    <style:master-page style:name="Master1-Layout10-vertTx-Title-and-Vertical-Text" style:page-layout-name="pageLayout1" draw:style-name="a356">
      <draw:custom-shape svg:x="7.75062in" svg:y="1.19944in" svg:width="5.08774in" svg:height="6.30056in" draw:id="id80" draw:style-name="a359" draw:name="Rectangle 49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362" draw:name="Title 1" svg:x="0.61805in" svg:y="1.3175in" svg:width="9.04122in" svg:height="1.58197in" presentation:class="title" presentation:placeholder="false">
        <draw:text-box>
          <text:p text:style-name="a361" text:class-names="" text:cond-style-name=""><text:span text:style-name="a360" text:class-names="">Click to edit Master title style</text:span></text:p>
        </draw:text-box>
        <svg:title/>
        <svg:desc/>
      </draw:frame>
      <draw:frame draw:id="id82" presentation:style-name="a378" draw:name="Vertical Text Placeholder 2" svg:x="0.61806in" svg:y="2.94361in" svg:width="9.04122in" svg:height="3.4870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382" draw:name="Date Placeholder 3" svg:x="0.61805in" svg:y="6.50667in" svg:width="4.5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1/28/2024</text:date></text:span></text:p>
        </draw:text-box>
        <svg:title/>
        <svg:desc/>
      </draw:frame>
      <draw:frame draw:id="id84" presentation:style-name="a385" draw:name="Footer Placeholder 4" svg:x="0.61806in" svg:y="0.59403in" svg:width="4.5in" svg:height="0.2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85" presentation:style-name="a388" draw:name="Slide Number Placeholder 5" svg:x="11.82527in" svg:y="0.55903in" svg:width="1in" svg:height="0.3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draw:custom-shape svg:x="10.8066in" svg:y="1.06806in" svg:width="1.46191in" svg:height="0.13139in" draw:id="id86" draw:style-name="a391" draw:name="Rectangle 48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838in" svg:y="6.14491in" svg:width="0.57407in" svg:height="0.57407in" draw:id="id87" draw:style-name="a394" draw:name="Cross 9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3951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1 - ?f18"/>
          <draw:equation draw:name="f20" draw:formula="?f12 - ?f18"/>
          <draw:equation draw:name="f21" draw:formula="if(?f16, ?f7, ?f18)"/>
          <draw:equation draw:name="f22" draw:formula="if(?f16, ?f18, ?f7)"/>
          <draw:equation draw:name="f23" draw:formula="if(?f16, ?f11, ?f19)"/>
          <draw:equation draw:name="f24" draw:formula="if(?f16, ?f20, ?f12)"/>
        </draw:enhanced-geometry>
      </draw:custom-shape>
    </style:master-page>
    <style:master-page style:name="Master1-Layout11-vertTitleAndTx-Vertical-Title-and-Text" style:page-layout-name="pageLayout1" draw:style-name="a395">
      <draw:frame draw:id="id88" presentation:style-name="a398" draw:name="Vertical Title 1" svg:x="10.23148in" svg:y="1.3175in" svg:width="2.02686in" svg:height="5.11444in" presentation:class="title" presentation:placeholder="false">
        <draw:text-box>
          <text:p text:style-name="a397" text:class-names="" text:cond-style-name=""><text:span text:style-name="a396" text:class-names="">Click to edit Master title style</text:span></text:p>
        </draw:text-box>
        <svg:title/>
        <svg:desc/>
      </draw:frame>
      <draw:frame draw:id="id89" presentation:style-name="a414" draw:name="Vertical Text Placeholder 2" svg:x="1.06482in" svg:y="1.3175in" svg:width="9.04861in" svg:height="5.13663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cond le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hird le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418" draw:name="Date Placeholder 3" svg:x="0.61805in" svg:y="6.50667in" svg:width="4.5in" svg:height="0.39931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11/28/2024</text:date></text:span></text:p>
        </draw:text-box>
        <svg:title/>
        <svg:desc/>
      </draw:frame>
      <draw:frame draw:id="id91" presentation:style-name="a421" draw:name="Footer Placeholder 4" svg:x="0.61806in" svg:y="0.59403in" svg:width="4.5in" svg:height="0.27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92" presentation:style-name="a424" draw:name="Slide Number Placeholder 5" svg:x="11.82527in" svg:y="0.55903in" svg:width="1in" svg:height="0.34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  <draw:custom-shape svg:x="10.8066in" svg:y="1.06806in" svg:width="1.46191in" svg:height="0.13139in" draw:id="id93" draw:style-name="a427" draw:name="Rectangle 50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9944in" svg:width="0.28824in" svg:height="6.30056in" draw:id="id94" draw:style-name="a430" draw:name="Rectangle 52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95" draw:style-name="a433" draw:name="Cross 9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3951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1 - ?f18"/>
          <draw:equation draw:name="f20" draw:formula="?f12 - ?f18"/>
          <draw:equation draw:name="f21" draw:formula="if(?f16, ?f7, ?f18)"/>
          <draw:equation draw:name="f22" draw:formula="if(?f16, ?f18, ?f7)"/>
          <draw:equation draw:name="f23" draw:formula="if(?f16, ?f11, ?f19)"/>
          <draw:equation draw:name="f24" draw:formula="if(?f16, ?f20, ?f12)"/>
        </draw:enhanced-geometry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VID-19 Global Impact Analysis </dc:title>
    <meta:initial-creator>lenovo</meta:initial-creator>
    <dc:creator>lenovo</dc:creator>
    <meta:creation-date>2024-11-23T14:31:22Z</meta:creation-date>
    <dc:date>2024-11-28T20:58:22Z</dc:date>
    <meta:template xlink:href="office%20theme" xlink:type="simple"/>
    <meta:editing-cycles>62</meta:editing-cycles>
    <meta:editing-duration>PT112S</meta:editing-duration>
    <meta:document-statistic meta:paragraph-count="79" meta:word-count="512"/>
  </office:meta>
</office:document-meta>
</file>